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ata Information: </text:p>
      <text:p text:style-name="Standard">Train X: (900, 39)</text:p>
      <text:p text:style-name="Standard">Train Y: (900, 1)</text:p>
      <text:p text:style-name="Standard">Test X: (300, 39)</text:p>
      <text:p text:style-name="Standard">Test Y: (300, 1) </text:p>
      <text:p text:style-name="Standard">----------------------------------------------</text:p>
      <text:p text:style-name="Standard">*Linear Regression*</text:p>
      <text:p text:style-name="Standard">R-squared: 0.8650949153631196</text:p>
      <text:p text:style-name="Standard">MSE: 0.32666666666666666</text:p>
      <text:p text:style-name="Standard">Precision: 0.6982229283434103</text:p>
      <text:p text:style-name="Standard">Recall: 0.6898029439696106</text:p>
      <text:p text:style-name="Standard">accuracy: 0.7233333333333334</text:p>
      <text:p text:style-name="Standard">f1: 0.6634160201534469</text:p>
      <text:p text:style-name="Standard">----------------------------------------------</text:p>
      <text:p text:style-name="Standard">*Decision Tree Classifier*</text:p>
      <text:p text:style-name="Standard">R-squared: 0.77148730561508</text:p>
      <text:p text:style-name="Standard">MSE: 0.5533333333333333</text:p>
      <text:p text:style-name="Standard">Precision: 0.7150732600732601</text:p>
      <text:p text:style-name="Standard">Recall: 0.7156272739606073</text:p>
      <text:p text:style-name="Standard">accuracy: 0.8033333333333333</text:p>
      <text:p text:style-name="Standard">f1: 0.7091971941569041</text:p>
      <text:p text:style-name="Standard">----------------------------------------------</text:p>
      <text:p text:style-name="Standard">*SGD_Classification*</text:p>
      <text:p text:style-name="Standard">R-squared: 0.6186866485263685</text:p>
      <text:p text:style-name="Standard">MSE: 0.9233333333333333</text:p>
      <text:p text:style-name="Standard">Precision: 0.6202525226915471</text:p>
      <text:p text:style-name="Standard">Recall: 0.6466208174541508</text:p>
      <text:p text:style-name="Standard">accuracy: 0.7633333333333333</text:p>
      <text:p text:style-name="Standard">f1: 0.624482768276353</text:p>
      <text:p text:style-name="Standard">----------------------------------------------</text:p>
      <text:p text:style-name="Standard">*Support Vector Machine*</text:p>
      <text:p text:style-name="Standard">R-squared: 0.8637183328668249</text:p>
      <text:p text:style-name="Standard">MSE: 0.33</text:p>
      <text:p text:style-name="Standard">Precision: 0.7135117423634516</text:p>
      <text:p text:style-name="Standard">Recall: 0.7529559946226613</text:p>
      <text:p text:style-name="Standard">accuracy: 0.8933333333333333</text:p>
      <text:p text:style-name="Standard">f1: 0.7280661585763216</text:p>
      <text:p text:style-name="Standard">----------------------------------------------</text:p>
      <text:p text:style-name="Standard">*Random Forest Regression*</text:p>
      <text:p text:style-name="Standard">R-squared: 0.9187816327186128</text:p>
      <text:p text:style-name="Standard">MSE: 0.19666666666666666</text:p>
      <text:p text:style-name="Standard">Precision: 0.7409156634563938</text:p>
      <text:p text:style-name="Standard">Recall: 0.7385603593936928</text:p>
      <text:p text:style-name="Standard">accuracy: 0.8333333333333334</text:p>
      <text:p text:style-name="Standard">f1: 0.7278916143418688</text:p>
      <text:p text:style-name="Standard">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3:39:34.592080697</meta:creation-date>
    <dc:date>2019-05-01T04:04:57.213417555</dc:date>
    <meta:editing-duration>PT3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96" meta:character-count="1248" meta:non-whitespace-character-count="1196"/>
  </office:meta>
</office:document-meta>
</file>